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ＭＳ ゴシック2" svg:font-family="'ＭＳ ゴシック', 'MS Gothic'" style:font-family-generic="modern"/>
    <style:font-face style:name="ＭＳ 明朝" svg:font-family="'ＭＳ 明朝', 'MS Mincho'" style:font-family-generic="roman"/>
    <style:font-face style:name="ＭＳ ゴシック" svg:font-family="'ＭＳ ゴシック'" style:font-family-generic="swiss"/>
    <style:font-face style:name="ＭＳ ゴシック1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表1" style:family="table">
      <style:table-properties style:width="3.574cm" fo:margin-left="1.473cm" table:align="left" style:writing-mode="lr-tb"/>
    </style:style>
    <style:style style:name="表1.A" style:family="table-column">
      <style:table-column-properties style:column-width="1.27cm"/>
    </style:style>
    <style:style style:name="表1.B" style:family="table-column">
      <style:table-column-properties style:column-width="2.304cm"/>
    </style:style>
    <style:style style:name="表1.1" style:family="table-row">
      <style:table-row-properties fo:keep-together="auto"/>
    </style:style>
    <style:style style:name="表1.A1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B1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図表番号">
      <style:paragraph-properties fo:keep-with-next="always"/>
    </style:style>
    <style:style style:name="P4" style:family="paragraph" style:parent-style-name="Standard" style:master-page-name="Standard">
      <style:paragraph-properties style:page-number="auto"/>
      <style:text-properties fo:font-size="20pt" style:font-name-asian="ＭＳ Ｐゴシック" style:font-size-asian="20pt"/>
    </style:style>
    <style:style style:name="P5" style:family="paragraph" style:parent-style-name="Standard">
      <style:text-properties officeooo:rsid="001c9f7d" officeooo:paragraph-rsid="001c9f7d"/>
    </style:style>
    <style:style style:name="P6" style:family="paragraph" style:parent-style-name="Standard">
      <style:text-properties style:font-name="ＭＳ ゴシック1" officeooo:rsid="001c9f7d" officeooo:paragraph-rsid="001c9f7d"/>
    </style:style>
    <style:style style:name="P7" style:family="paragraph" style:parent-style-name="List" style:list-style-name="WW8Num18"/>
    <style:style style:name="T1" style:family="text">
      <style:text-properties style:font-name-asian="Century" style:font-name-complex="Century"/>
    </style:style>
    <style:style style:name="T2" style:family="text">
      <style:text-properties style:language-asian="ja" style:country-asian="JP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draw:fill="solid" fo:padding="1cm" fo:border="0.06pt solid #000000" style:shadow="#808080 0.18cm 0.18cm" draw:shadow-opacity="100%">
        <style:background-image/>
        <style:columns fo:column-count="1" fo:column-gap="0cm"/>
      </style:graphic-properties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15.08cm" draw:visible-area-height="6.08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ext"/>
      </text:sequence-decls>
      <text:p text:style-name="P4">Ｎ２１０－１０２６Ｓ/Ｔ　任意波形作成手順</text:p>
      <text:p text:style-name="P1"/>
      <text:list xml:id="list8673793493264657461" text:style-name="WW8Num16">
        <text:list-item>
          <text:h text:style-name="Heading_20_1" text:outline-level="1">パルサーを停止状態にします</text:h>
        </text:list-item>
      </text:list>
      <text:p text:style-name="Standard">使用コマンド：STOP</text:p>
      <text:p text:style-name="Standard">このコマンドで、パルス出力を停止します。</text:p>
      <text:list xml:id="list192132669179042" text:continue-numbering="true" text:style-name="WW8Num16">
        <text:list-item>
          <text:h text:style-name="Heading_20_1" text:outline-level="1">動作モードを拡張モードに切り替えます。</text:h>
        </text:list-item>
      </text:list>
      <text:p text:style-name="Standard">使用コマンド：SETMODE 　&lt;モード番号&gt;</text:p>
      <text:p text:style-name="Standard">任意波形作成時には、１を指定します。</text:p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Standard">値</text:p>
          </table:table-cell>
          <table:table-cell table:style-name="表1.B1" office:value-type="string">
            <text:p text:style-name="Standard">モード</text:p>
          </table:table-cell>
        </table:table-row>
        <table:table-row table:style-name="表1.1">
          <table:table-cell table:style-name="表1.A1" office:value-type="string">
            <text:p text:style-name="Standard">０</text:p>
          </table:table-cell>
          <table:table-cell table:style-name="表1.B1" office:value-type="string">
            <text:p text:style-name="Standard">定型モード</text:p>
          </table:table-cell>
        </table:table-row>
        <table:table-row table:style-name="表1.1">
          <table:table-cell table:style-name="表1.A1" office:value-type="string">
            <text:p text:style-name="Standard">１</text:p>
          </table:table-cell>
          <table:table-cell table:style-name="表1.B1" office:value-type="string">
            <text:p text:style-name="Standard">拡張モード</text:p>
          </table:table-cell>
        </table:table-row>
      </table:table>
      <text:p text:style-name="Standard"/>
      <text:list xml:id="list192132671175391" text:continue-numbering="true" text:style-name="WW8Num16">
        <text:list-item>
          <text:h text:style-name="Heading_20_1" text:outline-level="1">メモリーの初期化をします。</text:h>
        </text:list-item>
      </text:list>
      <text:p text:style-name="Standard">使用コマンド：MEMCLR</text:p>
      <text:p text:style-name="Standard">波形メモリーをクリアーします。</text:p>
      <text:list xml:id="list192132672161068" text:continue-numbering="true" text:style-name="WW8Num16">
        <text:list-item>
          <text:h text:style-name="Heading_20_1" text:outline-level="1">パルスを書き込んでいきます。</text:h>
        </text:list-item>
      </text:list>
      <text:p text:style-name="Standard">使用コマンド：MAKEPULSE　＜チャンネル番号＞,&lt;開始時間＞<text:span text:style-name="T1"> </text:span>,＜ハルス幅＞<text:span text:style-name="T1"> </text:span></text:p>
      <text:p text:style-name="Standard">チャンネル番号：０～１５</text:p>
      <text:p text:style-name="Standard">開始時間：０以上（秒）</text:p>
      <text:p text:style-name="Standard">パルス幅：０以上（秒）</text:p>
      <text:p text:style-name="Standard">１シーケンスに必要な個数分、このコマンドを繰り返し実行します。</text:p>
      <text:p text:style-name="Standard">メモリーに、波形データを計算し書き込みます。</text:p>
      <text:p text:style-name="Standard">例１：</text:p>
      <text:p text:style-name="Standard">MAKEPULSE 1,0.2,1u</text:p>
      <text:p text:style-name="Standard">チャンネル１に、シーケンス先頭から0.2秒後に、１μＳのパルスのデータをメモリーに計算します。</text:p>
      <text:p text:style-name="Standard">例２：</text:p>
      <text:p text:style-name="Standard">MAKEPULSE 1,45m,10m</text:p>
      <text:p text:style-name="Standard">MAKEPULSE 2,48m,55m</text:p>
      <text:p text:style-name="Standard">MAKEPULSE 1,70m,10m</text:p>
      <text:p text:style-name="Standard">とすると、<text:bookmark-ref text:reference-format="text" text:ref-name="_Ref503934029">図 1</text:bookmark-ref>のようなパルスを作成します。</text:p>
      <text:list xml:id="list192132677180328" text:continue-numbering="true" text:style-name="WW8Num16">
        <text:list-item>
          <text:h text:style-name="Heading_20_1" text:outline-level="1">繰り返し位置の設定を行う。</text:h>
        </text:list-item>
      </text:list>
      <text:p text:style-name="Standard">使用コマンド：MAKECOMMAND ＜時間＞,＜コマンドコード＞,＜コマンドデータ＞</text:p>
      <text:p text:style-name="Standard">ここでのコマンドコードはボード上の時間データです。T31 ～T0です。<text:span text:style-name="T1">“</text:span>０ｘ<text:span text:style-name="T1">”</text:span>以降に１６進数で指定してください。</text:p>
      <text:p text:style-name="Standard">例：MAKECOMMAND 100m,0xff200000,0</text:p>
      <text:p text:style-name="Standard">１００ｍｓの位置に繰り返し点を設定します。</text:p>
      <text:list xml:id="list192132678180993" text:continue-numbering="true" text:style-name="WW8Num16">
        <text:list-item>
          <text:h text:style-name="Heading_20_1" text:outline-level="1">ボード停止コマンドの設定を行う</text:h>
        </text:list-item>
      </text:list>
      <text:p text:style-name="Standard">。使用コマンド：MAKECOMMAND ＜時間＞,&lt;コマンドコード＞,＜コマンドデータ＞</text:p>
      <text:p text:style-name="Standard"><text:soft-page-break/>上記繰り返しを同様に設定します。この場合トリガー位置なので、</text:p>
      <text:p text:style-name="Standard">例：MAKECOMMAND 101m,0xff400000,0</text:p>
      <text:p text:style-name="Standard">とします。コマンドは同一時間に複数設定できないので、この場合は時間を１ｍＳずらします。</text:p>
      <text:list xml:id="list192132680156412" text:continue-numbering="true" text:style-name="WW8Num16">
        <text:list-item>
          <text:h text:style-name="Heading_20_1" text:outline-level="1">パルス出力します。</text:h>
        </text:list-item>
      </text:list>
      <text:p text:style-name="Standard">使用コマンド：START ＜繰り返し回数＞</text:p>
      <text:p text:style-name="Standard">例：START 100</text:p>
      <text:p text:style-name="Standard">パルスを１００回分出力し停止します。</text:p>
      <text:p text:style-name="Standard"/>
      <text:list xml:id="list192132681150947" text:continue-numbering="true" text:style-name="WW8Num16">
        <text:list-item>
          <text:h text:style-name="Heading_20_1" text:outline-level="1">再出力する場合</text:h>
        </text:list-item>
      </text:list>
      <text:p text:style-name="Standard">すでにメモリーにはセットしてあるので、START＜繰り返し回数＞コマンドのみで、再出力可能です。</text:p>
      <text:p text:style-name="Standard"/>
      <text:p text:style-name="P3"><text:bookmark-start text:name="_Ref503934029"/>図<text:span text:style-name="T1"> </text:span><text:sequence text:ref-name="refIllustration0" text:name="Illustration" text:formula="ooow:Illustration+1" style:num-format="1">1</text:sequence><text:bookmark-end text:name="_Ref503934029"/><text:span text:style-name="T1"> </text:span></text:p>
      <text:p text:style-name="P2">上記項目３の例２のパルスを作成した場合のパルス</text:p>
      <text:p text:style-name="P2"><draw:frame draw:style-name="fr2" draw:name="オブジェクト1" text:anchor-type="as-char" svg:width="15.079cm" svg:height="6.078cm" draw:z-index="0"><draw:object-ole xlink:href="./Object 1" xlink:type="simple" xlink:show="embed" xlink:actuate="onLoad"/><draw:image xlink:href="./ObjectReplacements/Object 1" xlink:type="simple" xlink:show="embed" xlink:actuate="onLoad"/></draw:frame></text:p>
      <text:list xml:id="list192132686174100" text:continue-numbering="true" text:style-name="WW8Num16">
        <text:list-item>
          <text:h text:style-name="Heading_20_1" text:outline-level="1">補足事項</text:h>
        </text:list-item>
      </text:list>
      <text:p text:style-name="Standard">makecommandは、ボードのシーケンス内にコマンドを埋め込む命令です。</text:p>
      <text:p text:style-name="Standard">使用用途は</text:p>
      <text:list xml:id="list6317012383165417599" text:style-name="WW8Num18">
        <text:list-item>
          <text:p text:style-name="P7">繰り返しポイントを設定をする。</text:p>
        </text:list-item>
        <text:list-item>
          <text:p text:style-name="P7">トリガーポイントを設定する。</text:p>
        </text:list-item>
        <text:list-item>
          <text:p text:style-name="P7">シーケンスの停止ポイントを設定する。</text:p>
        </text:list-item>
        <text:list-item>
          <text:p text:style-name="P7">ボードの割り込みポイントの設定をする。（このシステムでは使用不可）</text:p>
        </text:list-item>
      </text:list>
      <text:p text:style-name="Standard">となります。</text:p>
      <text:list xml:id="list192132689170752" text:continue-list="list192132686174100" text:style-name="WW8Num16">
        <text:list-item>
          <text:list>
            <text:list-item>
              <text:h text:style-name="Heading_20_2" text:outline-level="2">繰り返し点の設定法</text:h>
            </text:list-item>
          </text:list>
        </text:list-item>
      </text:list>
      <text:p text:style-name="標準インデント">makecommand ＜時間＞,0xff200000+ &lt;繰り返しメモリーアドレス&gt;,0</text:p>
      <text:p text:style-name="標準インデント">注：現時点では、メモリーアドレスは、０としてください。</text:p>
      <text:list xml:id="list192132690165680" text:continue-numbering="true" text:style-name="WW8Num16">
        <text:list-item>
          <text:list>
            <text:list-item>
              <text:h text:style-name="Heading_20_2" text:outline-level="2">トリガーポイントの設定法</text:h>
            </text:list-item>
          </text:list>
        </text:list-item>
      </text:list>
      <text:p text:style-name="標準インデント">makecommand ＜時間＞,0xff80000,0</text:p>
      <text:list xml:id="list192132690151735" text:continue-numbering="true" text:style-name="WW8Num16">
        <text:list-item>
          <text:list>
            <text:list-item>
              <text:h text:style-name="Heading_20_2" text:outline-level="2">停止ポイントの作成</text:h>
            </text:list-item>
          </text:list>
        </text:list-item>
      </text:list>
      <text:p text:style-name="標準インデント">makecommand ＜時間＞,0xff400000,0</text:p>
      <text:list xml:id="list192132691160522" text:continue-numbering="true" text:style-name="WW8Num16">
        <text:list-item>
          <text:list>
            <text:list-item>
              <text:h text:style-name="Heading_20_2" text:outline-level="2"><text:soft-page-break/>ボードの割り込みポイントの設定（現システムでは使用不可）</text:h>
            </text:list-item>
          </text:list>
        </text:list-item>
      </text:list>
      <text:p text:style-name="標準インデント">makecommand ＜時間＞,0xff100000,0</text:p>
      <text:p text:style-name="Standard"/>
      <text:p text:style-name="P5">Lua<text:span text:style-name="T2">での記述例</text:span></text:p>
      <text:p text:style-name="P5"><text:span text:style-name="T2"/></text:p>
      <text:p text:style-name="P6"><draw:frame draw:style-name="fr1" draw:name="枠1" text:anchor-type="paragraph" svg:width="14.817cm" draw:z-index="1"><draw:text-box fo:min-height="7.634cm"><text:p text:style-name="P6"><text:tab/>callPG("setmode 1")</text:p><text:p text:style-name="P6"><text:tab/>callPG("memclr")</text:p><text:p text:style-name="P6"><text:tab/>callPG("makepulse 0,45m,10m")</text:p><text:p text:style-name="P6"><text:tab/>callPG("makepulse 1,48m,55m")</text:p><text:p text:style-name="P6"><text:tab/>callPG("makepulse 0,70m,10m")</text:p><text:p text:style-name="P6"/><text:p text:style-name="P6"><text:tab/>callPG("makecommand 100m,0xff200000,0")<text:tab/>--jump command</text:p><text:p text:style-name="P6"><text:tab/>callPG("makecommand 101m,0xff400000,0") <text:tab/>--stop command</text:p><text:p text:style-name="P6"/><text:p text:style-name="P6"><text:tab/>callPG("start 100")</text:p><text:p text:style-name="P6"/><text:p text:style-name="Text_20__28_user_29_">Text <text:sequence text:ref-name="refText0" text:name="Text" text:formula="ooow:Text+1" style:num-format="1">9.1</text:sequence></text:p></draw:text-box></draw:frame></text:p>
      <text:p text:style-name="P5"><text:span text:style-name="T2"/></text:p>
      <text:p text:style-name="P5"><text:span text:style-name="T2"><text:tab/></text:span></text:p>
      <text:p text:style-name="P5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ＭＳ ゴシック2" svg:font-family="'ＭＳ ゴシック', 'MS Gothic'" style:font-family-generic="modern"/>
    <style:font-face style:name="ＭＳ 明朝" svg:font-family="'ＭＳ 明朝', 'MS Mincho'" style:font-family-generic="roman"/>
    <style:font-face style:name="ＭＳ ゴシック" svg:font-family="'ＭＳ ゴシック'" style:font-family-generic="swiss"/>
    <style:font-face style:name="ＭＳ ゴシック1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/>
      <style:text-properties style:font-name="Arial" fo:font-family="Arial" style:font-family-generic="swiss" style:font-pitch="variable" fo:font-size="16pt" style:font-name-asian="ＭＳ ゴシック2" style:font-family-asian="'ＭＳ ゴシック', 'MS Gothic'" style:font-family-generic-asian="modern" style:font-size-asian="16pt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-left="0.75cm" fo:margin-right="0cm" fo:text-indent="-0.7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ＭＳ ゴシック" fo:font-family="'ＭＳ ゴシック'" style:font-family-generic="swiss" fo:font-size="12pt" fo:font-style="italic" style:font-name-asian="ＭＳ ゴシック" style:font-family-asian="'ＭＳ ゴシック'" style:font-family-generic-asian="swiss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ゴシック" fo:font-family="'ＭＳ ゴシック'" style:font-family-generic="swiss" style:font-name-asian="ＭＳ ゴシック" style:font-family-asian="'ＭＳ ゴシック'" style:font-family-generic-asian="swiss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6" style:class="text">
      <style:paragraph-properties fo:keep-with-next="always"/>
      <style:text-properties style:font-name="Arial" fo:font-family="Arial" style:font-family-generic="swiss" style:font-pitch="variable" fo:font-size="12pt" style:font-name-asian="ＭＳ ゴシック2" style:font-family-asian="'ＭＳ ゴシック', 'MS Gothic'" style:font-family-generic-asian="modern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標準インデント" style:default-outline-level="2" style:list-style-name="WW8Num16" style:class="text">
      <style:paragraph-properties fo:keep-with-next="always"/>
      <style:text-properties style:font-name="Arial" fo:font-family="Arial" style:font-family-generic="swiss" style:font-pitch="variable" style:font-name-asian="ＭＳ ゴシック2" style:font-family-asian="'ＭＳ ゴシック', 'MS Gothic'" style:font-family-generic-asian="modern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標準インデント" style:default-outline-level="3" style:list-style-name="WW8Num16" style:class="text">
      <style:paragraph-properties fo:keep-with-next="always"/>
      <style:text-properties style:font-name="Arial" fo:font-family="Arial" style:font-family-generic="swiss" style:font-pitch="variable" style:font-name-asian="ＭＳ ゴシック2" style:font-family-asian="'ＭＳ ゴシック', 'MS Gothic'" style:font-family-generic-asian="modern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標準インデント" style:default-outline-level="4" style:list-style-name="WW8Num16" style:class="text">
      <style:paragraph-properties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標準インデント" style:class="text">
      <style:paragraph-properties fo:margin-left="3cm" fo:margin-right="0cm" fo:text-indent="0cm" style:auto-text-indent="false" fo:keep-with-next="always"/>
      <style:text-properties style:font-name="Arial" fo:font-family="Arial" style:font-family-generic="swiss" style:font-pitch="variable" style:font-name-asian="ＭＳ ゴシック2" style:font-family-asian="'ＭＳ ゴシック', 'MS Gothic'" style:font-family-generic-asian="modern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標準インデント" style:class="text">
      <style:paragraph-properties fo:margin-left="3cm" fo:margin-right="0cm" fo:text-indent="0cm" style:auto-text-indent="false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標準インデント" style:class="text">
      <style:paragraph-properties fo:margin-left="3cm" fo:margin-right="0cm" fo:text-indent="0cm" style:auto-text-indent="false" fo:keep-with-next="always"/>
    </style:style>
    <style:style style:name="Heading_20_8" style:display-name="Heading 8" style:family="paragraph" style:parent-style-name="Standard" style:next-style-name="標準インデント" style:class="text">
      <style:paragraph-properties fo:margin-left="4.5cm" fo:margin-right="0cm" fo:text-indent="0cm" style:auto-text-indent="false" fo:keep-with-next="always"/>
    </style:style>
    <style:style style:name="Heading_20_9" style:display-name="Heading 9" style:family="paragraph" style:parent-style-name="Standard" style:next-style-name="標準インデント" style:class="text">
      <style:paragraph-properties fo:margin-left="4.5cm" fo:margin-right="0cm" fo:text-indent="0cm" style:auto-text-indent="false" fo:keep-with-next="always"/>
    </style:style>
    <style:style style:name="見出しマップ" style:family="paragraph" style:parent-style-name="Standard">
      <style:paragraph-properties fo:background-color="#000080">
        <style:background-image/>
      </style:paragraph-properties>
      <style:text-properties style:font-name="Arial" fo:font-family="Arial" style:font-family-generic="swiss" style:font-pitch="variable" style:font-name-asian="ＭＳ ゴシック2" style:font-family-asian="'ＭＳ ゴシック', 'MS Gothic'" style:font-family-generic-asian="modern" style:font-name-complex="Arial" style:font-family-complex="Arial" style:font-family-generic-complex="swiss" style:font-pitch-complex="variable"/>
    </style:style>
    <style:style style:name="標準インデント" style:family="paragraph" style:parent-style-name="Standard">
      <style:paragraph-properties fo:margin-left="1.501cm" fo:margin-right="0cm" fo:text-indent="0cm" style:auto-text-indent="false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図表番号" style:family="paragraph" style:parent-style-name="Standard" style:next-style-name="Standard">
      <style:paragraph-properties fo:margin-top="0.212cm" fo:margin-bottom="0.423cm" loext:contextual-spacing="false"/>
      <style:text-properties fo:font-weight="bold" style:font-weight-asian="bold"/>
    </style:style>
    <style:style style:name="コメント文字列" style:family="paragraph" style:parent-style-name="Standard">
      <style:paragraph-properties fo:text-align="start" style:justify-single-word="false"/>
    </style:style>
    <style:style style:name="ブロック" style:family="paragraph" style:parent-style-name="Standard">
      <style:paragraph-properties fo:margin-left="2.54cm" fo:margin-right="2.54cm" fo:text-indent="0cm" style:auto-text-indent="false"/>
    </style:style>
    <style:style style:name="マクロ文字列" style:family="paragraph">
      <style:paragraph-properties fo:orphans="0" fo:widows="0" style:text-autospace="none" style:punctuation-wrap="simple" style:line-break="normal" style:snap-to-layout-grid="false"/>
      <style:text-properties style:use-window-font-color="true" style:font-name="Courier New" fo:font-family="'Courier New'" style:font-family-generic="modern" fo:font-size="9pt" fo:language="en" fo:country="US" style:letter-kerning="true" style:font-name-asian="ＭＳ 明朝" style:font-family-asian="'ＭＳ 明朝', 'MS Mincho'" style:font-family-generic-asian="roman" style:font-size-asian="9pt" style:language-asian="ja" style:country-asian="JP" style:font-name-complex="Courier New" style:font-family-complex="'Courier New'" style:font-family-generic-complex="modern" style:font-size-complex="10pt" style:language-complex="ar" style:country-complex="SA"/>
    </style:style>
    <style:style style:name="メッセージ見出し" style:family="paragraph" style:parent-style-name="Standard">
      <style:paragraph-properties fo:margin-left="1.501cm" fo:margin-right="0cm" fo:text-indent="-1.501cm" style:auto-text-indent="false" fo:background-color="#cccccc" fo:padding="0.035cm" fo:border="0.74pt solid #000000">
        <style:background-image/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挨拶文" style:family="paragraph" style:parent-style-name="Standard" style:next-style-name="Standard"/>
    <style:style style:name="Addressee" style:family="paragraph" style:parent-style-name="Standard" style:class="extra">
      <style:paragraph-properties fo:margin-left="5.001cm" fo:margin-right="0cm" fo:text-indent="0cm" style:auto-text-indent="false" style:snap-to-layout-gri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一覧_20_2" style:display-name="一覧 2" style:family="paragraph" style:parent-style-name="Standard">
      <style:paragraph-properties fo:margin-left="1.501cm" fo:margin-right="0cm" fo:text-indent="-0.75cm" style:auto-text-indent="false"/>
    </style:style>
    <style:style style:name="一覧_20_3" style:display-name="一覧 3" style:family="paragraph" style:parent-style-name="Standard">
      <style:paragraph-properties fo:margin-left="2.251cm" fo:margin-right="0cm" fo:text-indent="-0.75cm" style:auto-text-indent="false"/>
    </style:style>
    <style:style style:name="一覧_20_4" style:display-name="一覧 4" style:family="paragraph" style:parent-style-name="Standard">
      <style:paragraph-properties fo:margin-left="3cm" fo:margin-right="0cm" fo:text-indent="-0.75cm" style:auto-text-indent="false"/>
    </style:style>
    <style:style style:name="一覧_20_5" style:display-name="一覧 5" style:family="paragraph" style:parent-style-name="Standard">
      <style:paragraph-properties fo:margin-left="3.75cm" fo:margin-right="0cm" fo:text-indent="-0.75cm" style:auto-text-indent="false"/>
    </style:style>
    <style:style style:name="箇条書き" style:family="paragraph" style:parent-style-name="Standard" style:list-style-name="WW8Num10"/>
    <style:style style:name="List_20_2" style:display-name="List 2" style:family="paragraph" style:parent-style-name="Standard" style:list-style-name="WW8Num8" style:class="list"/>
    <style:style style:name="List_20_3" style:display-name="List 3" style:family="paragraph" style:parent-style-name="Standard" style:list-style-name="WW8Num7" style:class="list"/>
    <style:style style:name="List_20_4" style:display-name="List 4" style:family="paragraph" style:parent-style-name="Standard" style:list-style-name="WW8Num6" style:class="list"/>
    <style:style style:name="List_20_5" style:display-name="List 5" style:family="paragraph" style:parent-style-name="Standard" style:list-style-name="WW8Num5" style:class="list"/>
    <style:style style:name="箇条書き継続行" style:family="paragraph" style:parent-style-name="Standard">
      <style:paragraph-properties fo:margin-left="0.75cm" fo:margin-right="0cm" fo:margin-top="0cm" fo:margin-bottom="0.318cm" loext:contextual-spacing="false" fo:text-indent="0cm" style:auto-text-indent="false"/>
    </style:style>
    <style:style style:name="箇条書き継続行_20_2" style:display-name="箇条書き継続行 2" style:family="paragraph" style:parent-style-name="Standard">
      <style:paragraph-properties fo:margin-left="1.499cm" fo:margin-right="0cm" fo:margin-top="0cm" fo:margin-bottom="0.318cm" loext:contextual-spacing="false" fo:text-indent="0cm" style:auto-text-indent="false"/>
    </style:style>
    <style:style style:name="箇条書き継続行_20_3" style:display-name="箇条書き継続行 3" style:family="paragraph" style:parent-style-name="Standard">
      <style:paragraph-properties fo:margin-left="2.249cm" fo:margin-right="0cm" fo:margin-top="0cm" fo:margin-bottom="0.318cm" loext:contextual-spacing="false" fo:text-indent="0cm" style:auto-text-indent="false"/>
    </style:style>
    <style:style style:name="箇条書き継続行_20_4" style:display-name="箇条書き継続行 4" style:family="paragraph" style:parent-style-name="Standard">
      <style:paragraph-properties fo:margin-left="2.999cm" fo:margin-right="0cm" fo:margin-top="0cm" fo:margin-bottom="0.318cm" loext:contextual-spacing="false" fo:text-indent="0cm" style:auto-text-indent="false"/>
    </style:style>
    <style:style style:name="箇条書き継続行_20_5" style:display-name="箇条書き継続行 5" style:family="paragraph" style:parent-style-name="Standard">
      <style:paragraph-properties fo:margin-left="3.748cm" fo:margin-right="0cm" fo:margin-top="0cm" fo:margin-bottom="0.318cm" loext:contextual-spacing="false" fo:text-indent="0cm" style:auto-text-indent="false"/>
    </style:style>
    <style:style style:name="記" style:family="paragraph" style:parent-style-name="Standard" style:next-style-name="Standard">
      <style:paragraph-properties fo:text-align="center" style:justify-single-word="false"/>
    </style:style>
    <style:style style:name="Footnote" style:family="paragraph" style:parent-style-name="Standard" style:class="extra">
      <style:paragraph-properties fo:text-align="start" style:justify-single-word="false" style:snap-to-layout-grid="false"/>
    </style:style>
    <style:style style:name="結語" style:family="paragraph" style:parent-style-name="Standard" style:next-style-name="Standard">
      <style:paragraph-properties fo:text-align="end" style:justify-single-word="false"/>
    </style:style>
    <style:style style:name="Sender" style:family="paragraph" style:parent-style-name="Standard" style:class="extra">
      <style:paragraph-properties style:snap-to-layout-gri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37cm" fo:margin-right="0cm" fo:text-indent="-0.37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41cm" fo:margin-right="0cm" fo:text-indent="-0.37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11cm" fo:margin-right="0cm" fo:text-indent="-0.37cm" style:auto-text-indent="false"/>
    </style:style>
    <style:style style:name="索引_20_4" style:display-name="索引 4" style:family="paragraph" style:parent-style-name="Standard" style:next-style-name="Standard">
      <style:paragraph-properties fo:margin-left="1.482cm" fo:margin-right="0cm" fo:text-indent="-0.37cm" style:auto-text-indent="false"/>
    </style:style>
    <style:style style:name="索引_20_5" style:display-name="索引 5" style:family="paragraph" style:parent-style-name="Standard" style:next-style-name="Standard">
      <style:paragraph-properties fo:margin-left="1.852cm" fo:margin-right="0cm" fo:text-indent="-0.37cm" style:auto-text-indent="false"/>
    </style:style>
    <style:style style:name="索引_20_6" style:display-name="索引 6" style:family="paragraph" style:parent-style-name="Standard" style:next-style-name="Standard">
      <style:paragraph-properties fo:margin-left="2.223cm" fo:margin-right="0cm" fo:text-indent="-0.37cm" style:auto-text-indent="false"/>
    </style:style>
    <style:style style:name="索引_20_7" style:display-name="索引 7" style:family="paragraph" style:parent-style-name="Standard" style:next-style-name="Standard">
      <style:paragraph-properties fo:margin-left="2.593cm" fo:margin-right="0cm" fo:text-indent="-0.37cm" style:auto-text-indent="false"/>
    </style:style>
    <style:style style:name="索引_20_8" style:display-name="索引 8" style:family="paragraph" style:parent-style-name="Standard" style:next-style-name="Standard">
      <style:paragraph-properties fo:margin-left="2.963cm" fo:margin-right="0cm" fo:text-indent="-0.37cm" style:auto-text-indent="false"/>
    </style:style>
    <style:style style:name="索引_20_9" style:display-name="索引 9" style:family="paragraph" style:parent-style-name="Standard" style:next-style-name="Standard">
      <style:paragraph-properties fo:margin-left="3.334cm" fo:margin-right="0cm" fo:text-indent="-0.37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引用文献一覧" style:family="paragraph" style:parent-style-name="Standard" style:next-style-name="Standard">
      <style:paragraph-properties fo:margin-left="0.37cm" fo:margin-right="0cm" fo:text-indent="-0.37cm" style:auto-text-indent="false"/>
    </style:style>
    <style:style style:name="引用文献一覧見出し" style:family="paragraph" style:parent-style-name="Standard" style:next-style-name="Standard">
      <style:paragraph-properties fo:margin-top="0.318cm" fo:margin-bottom="0cm" loext:contextual-spacing="false"/>
      <style:text-properties style:font-name="Arial" fo:font-family="Arial" style:font-family-generic="swiss" style:font-pitch="variable" fo:font-size="12pt" style:font-name-asian="ＭＳ ゴシック2" style:font-family-asian="'ＭＳ ゴシック', 'MS Gothic'" style:font-family-generic-asian="modern" style:font-size-asian="12pt" style:font-name-complex="Arial" style:font-family-complex="Arial" style:font-family-generic-complex="swiss" style:font-pitch-complex="variable"/>
    </style:style>
    <style:style style:name="Signature" style:family="paragraph" style:parent-style-name="Standard" style:class="text">
      <style:paragraph-properties fo:text-align="end" style:justify-single-word="false"/>
    </style:style>
    <style:style style:name="書式なし" style:family="paragraph" style:parent-style-name="Standard">
      <style:text-properties style:font-name="ＭＳ 明朝" fo:font-family="'ＭＳ 明朝', 'MS Mincho'" style:font-family-generic="roman" style:font-name-complex="Courier New" style:font-family-complex="'Courier New'" style:font-family-generic-complex="modern"/>
    </style:style>
    <style:style style:name="図表目次" style:family="paragraph" style:parent-style-name="Standard" style:next-style-name="Standard">
      <style:paragraph-properties fo:margin-left="1.499cm" fo:margin-right="0cm" fo:text-indent="-0.75cm" style:auto-text-indent="false"/>
    </style:style>
    <style:style style:name="段落番号" style:family="paragraph" style:parent-style-name="Standard" style:list-style-name="WW8Num9"/>
    <style:style style:name="段落番号_20_2" style:display-name="段落番号 2" style:family="paragraph" style:parent-style-name="Standard" style:list-style-name="WW8Num4"/>
    <style:style style:name="段落番号_20_3" style:display-name="段落番号 3" style:family="paragraph" style:parent-style-name="Standard" style:list-style-name="WW8Num3"/>
    <style:style style:name="段落番号_20_4" style:display-name="段落番号 4" style:family="paragraph" style:parent-style-name="Standard" style:list-style-name="WW8Num2"/>
    <style:style style:name="段落番号_20_5" style:display-name="段落番号 5" style:family="paragraph" style:parent-style-name="Standard" style:list-style-name="WW8Num1"/>
    <style:style style:name="日付" style:family="paragraph" style:parent-style-name="Standard" style:next-style-name="Standard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12pt" style:font-name-asian="ＭＳ ゴシック2" style:font-family-asian="'ＭＳ ゴシック', 'MS Gothic'" style:font-family-generic-asian="modern" style:font-size-asian="12pt" style:font-name-complex="Arial" style:font-family-complex="Arial" style:font-family-generic-complex="swiss" style:font-pitch-complex="variable"/>
    </style:style>
    <style:style style:name="Endnote" style:family="paragraph" style:parent-style-name="Standard" style:class="extra">
      <style:paragraph-properties fo:text-align="start" style:justify-single-word="false" style:snap-to-layout-grid="false"/>
    </style:style>
    <style:style style:name="本文_20_2" style:display-name="本文 2" style:family="paragraph" style:parent-style-name="Standard">
      <style:paragraph-properties fo:line-height="200%"/>
    </style:style>
    <style:style style:name="本文_20_3" style:display-name="本文 3" style:family="paragraph" style:parent-style-name="Standard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1.501cm" fo:margin-right="0cm" fo:text-indent="0cm" style:auto-text-indent="false"/>
    </style:style>
    <style:style style:name="本文インデント_20_2" style:display-name="本文インデント 2" style:family="paragraph" style:parent-style-name="Standard">
      <style:paragraph-properties fo:margin-left="1.501cm" fo:margin-right="0cm" fo:line-height="200%" fo:text-indent="0cm" style:auto-text-indent="false"/>
    </style:style>
    <style:style style:name="本文インデント_20_3" style:display-name="本文インデント 3" style:family="paragraph" style:parent-style-name="Standard">
      <style:paragraph-properties fo:margin-left="1.501cm" fo:margin-right="0cm" fo:text-indent="0cm" style:auto-text-indent="false"/>
      <style:text-properties fo:font-size="8pt" style:font-size-asian="8pt"/>
    </style:style>
    <style:style style:name="本文字下げ" style:family="paragraph" style:parent-style-name="Text_20_body">
      <style:paragraph-properties fo:margin-left="0cm" fo:margin-right="0cm" fo:text-indent="0.37cm" style:auto-text-indent="false"/>
    </style:style>
    <style:style style:name="本文字下げ_20_2" style:display-name="本文字下げ 2" style:family="paragraph" style:parent-style-name="Text_20_body_20_indent">
      <style:paragraph-properties fo:margin-left="1.501cm" fo:margin-right="0cm" fo:text-indent="0.37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7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41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11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8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852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223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9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_20__28_user_29_" style:display-name="Text (user)" style:family="paragraph" style:parent-style-name="Caption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WW8Num18z0" style:family="text"/>
    <style:style style:name="段落フォント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6z0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outline-level-style>
      <text:outline-level-style text:level="2" text:style-name="WW8Num16z0" style:num-format="1" text:display-levels="2">
        <style:list-level-properties text:list-level-position-and-space-mode="label-alignment">
          <style:list-level-label-alignment text:label-followed-by="listtab" text:list-tab-stop-position="1.75cm" fo:text-indent="-1cm" fo:margin-left="1.75cm"/>
        </style:list-level-properties>
      </text:outline-level-style>
      <text:outline-level-style text:level="3" text:style-name="WW8Num16z0" style:num-format="1" text:display-levels="3">
        <style:list-level-properties text:list-level-position-and-space-mode="label-alignment">
          <style:list-level-label-alignment text:label-followed-by="nothing" fo:text-indent="-1cm" fo:margin-left="2.501cm"/>
        </style:list-level-properties>
      </text:outline-level-style>
      <text:outline-level-style text:level="4" text:style-name="WW8Num16z0" style:num-format="1" text:display-levels="4">
        <style:list-level-properties text:list-level-position-and-space-mode="label-alignment">
          <style:list-level-label-alignment text:label-followed-by="listtab" text:list-tab-stop-position="4.156cm" fo:text-indent="-1.249cm" fo:margin-left="3.5cm"/>
        </style:list-level-properties>
      </text:outline-level-style>
      <text:outline-level-style text:level="5" text:style-name="WW8Num16z0" style:num-format="1" text:display-levels="5">
        <style:list-level-properties text:list-level-position-and-space-mode="label-alignment">
          <style:list-level-label-alignment text:label-followed-by="listtab" text:list-tab-stop-position="4.905cm" fo:text-indent="-1.499cm" fo:margin-left="4.5cm"/>
        </style:list-level-properties>
      </text:outline-level-style>
      <text:outline-level-style text:level="6" text:style-name="WW8Num16z0" style:num-format="1" text:display-levels="6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outline-level-style>
      <text:outline-level-style text:level="7" text:style-name="WW8Num16z0" style:num-format="1" text:display-levels="7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outline-level-style>
      <text:outline-level-style text:level="8" text:style-name="WW8Num16z0" style:num-format="1" text:display-levels="8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outline-level-style>
      <text:outline-level-style text:level="9" text:style-name="WW8Num16z0" style:num-format="1" text:display-levels="9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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30.849cm" fo:text-indent="-0.635cm" fo:margin-left="30.8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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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16z0" style:num-format="1" text:display-levels="2">
        <style:list-level-properties text:list-level-position-and-space-mode="label-alignment">
          <style:list-level-label-alignment text:label-followed-by="listtab" text:list-tab-stop-position="1.75cm" fo:text-indent="-1cm" fo:margin-left="1.75cm"/>
        </style:list-level-properties>
      </text:list-level-style-number>
      <text:list-level-style-number text:level="3" text:style-name="WW8Num16z0" style:num-format="1" text:display-levels="3">
        <style:list-level-properties text:list-level-position-and-space-mode="label-alignment">
          <style:list-level-label-alignment text:label-followed-by="nothing" fo:text-indent="-1cm" fo:margin-left="2.501cm"/>
        </style:list-level-properties>
      </text:list-level-style-number>
      <text:list-level-style-number text:level="4" text:style-name="WW8Num16z0" style:num-format="1" text:display-levels="4">
        <style:list-level-properties text:list-level-position-and-space-mode="label-alignment">
          <style:list-level-label-alignment text:label-followed-by="listtab" text:list-tab-stop-position="4.156cm" fo:text-indent="-1.249cm" fo:margin-left="3.5cm"/>
        </style:list-level-properties>
      </text:list-level-style-number>
      <text:list-level-style-number text:level="5" text:style-name="WW8Num16z0" style:num-format="1" text:display-levels="5">
        <style:list-level-properties text:list-level-position-and-space-mode="label-alignment">
          <style:list-level-label-alignment text:label-followed-by="listtab" text:list-tab-stop-position="4.905cm" fo:text-indent="-1.499cm" fo:margin-left="4.5cm"/>
        </style:list-level-properties>
      </text:list-level-style-number>
      <text:list-level-style-number text:level="6" text:style-name="WW8Num16z0" style:num-format="1" text:display-levels="6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text:style-name="WW8Num16z0" style:num-format="1" text:display-levels="7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text:style-name="WW8Num16z0" style:num-format="1" text:display-levels="8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text:style-name="WW8Num16z0" style:num-format="1" text:display-levels="9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75cm" fo:margin-left="3.002cm" fo:margin-right="1.501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検査要領書</dc:title>
    <meta:initial-creator>幡川</meta:initial-creator>
    <meta:creation-date>2000-03-07T18:07:00</meta:creation-date>
    <dc:creator>hatagawa yasuhiro</dc:creator>
    <dc:date>2015-05-21T19:21:32.514000000</dc:date>
    <meta:print-date>2001-01-12T11:33:00</meta:print-date>
    <meta:editing-cycles>21</meta:editing-cycles>
    <meta:editing-duration>PT2H28M6S</meta:editing-duration>
    <meta:generator>LibreOffice/4.3.7.2$Windows_x86 LibreOffice_project/8a35821d8636a03b8bf4e15b48f59794652c68ba</meta:generator>
    <meta:document-statistic meta:table-count="1" meta:image-count="0" meta:object-count="1" meta:page-count="3" meta:paragraph-count="78" meta:word-count="1041" meta:character-count="1596" meta:non-whitespace-character-count="1549"/>
  </office:meta>
</office:document-meta>
</file>